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/>
    <style:font-face style:name="Lohit Devanagari2" svg:font-family="'Lohit Devanagari'"/>
    <style:font-face style:name="Times New Roman" svg:font-family="'Times New Roman'"/>
    <style:font-face style:name="Times new roman" svg:font-family="'Times new roman'" style:font-family-generic="roman"/>
    <style:font-face style:name="JetBrains Mono1" svg:font-family="'JetBrains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5pt" fo:letter-spacing="normal" fo:font-style="normal" fo:font-weight="normal" officeooo:rsid="000b6f33" officeooo:paragraph-rsid="001912bb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5pt" fo:letter-spacing="normal" fo:font-style="normal" fo:font-weight="normal" officeooo:rsid="000b6f33" officeooo:paragraph-rsid="001adb02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5pt" fo:letter-spacing="normal" fo:font-style="normal" fo:font-weight="normal" officeooo:paragraph-rsid="001adb02" style:font-size-asian="15pt" style:font-size-complex="15pt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1c1c1c" style:font-name="Times New Roman" fo:font-size="20pt" fo:letter-spacing="normal" fo:font-style="normal" fo:font-weight="bold" officeooo:rsid="000b6f33" officeooo:paragraph-rsid="001912bb" fo:background-color="#ffd8ce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1c1c1c" style:font-name="Times New Roman" fo:font-size="20pt" fo:letter-spacing="normal" fo:font-style="normal" fo:font-weight="bold" officeooo:rsid="000b6f33" officeooo:paragraph-rsid="001adb02" fo:background-color="#ffd8ce" style:font-size-asian="20pt" style:font-weight-asian="bold" style:font-size-complex="20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text-position="0% 100%" fo:font-size="18pt" fo:font-weight="bold" officeooo:rsid="00501df8" officeooo:paragraph-rsid="00501df8" fo:background-color="transparent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text-position="0% 100%" fo:font-size="18pt" fo:font-weight="bold" officeooo:rsid="00501df8" officeooo:paragraph-rsid="004ea818" fo:background-color="transparent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text-position="0% 100%" fo:font-size="18pt" fo:font-weight="bold" officeooo:rsid="00501df8" officeooo:paragraph-rsid="004ea818" fo:background-color="transparent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text-position="0% 100%" fo:font-size="18pt" fo:font-weight="bold" officeooo:rsid="0056f6a9" officeooo:paragraph-rsid="00501df8" fo:background-color="transparent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text-position="0% 100%" fo:font-size="18pt" fo:font-weight="bold" officeooo:rsid="0056f6a9" officeooo:paragraph-rsid="00501df8" fo:background-color="transparent" style:font-size-asian="18pt" style:font-weight-asian="bold" style:font-size-complex="18pt" style:font-weight-complex="bold"/>
    </style:style>
    <style:style style:name="P1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text-position="0% 100%" fo:font-size="18pt" fo:font-weight="bold" officeooo:rsid="005d2e6e" officeooo:paragraph-rsid="005d2e6e" fo:background-color="transparent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text-position="0% 100%" fo:font-size="18pt" fo:font-weight="bold" officeooo:rsid="005d2e6e" officeooo:paragraph-rsid="005d2e6e" fo:background-color="transparent" style:font-size-asian="18pt" style:font-weight-asian="bold" style:font-size-complex="18pt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text-position="0% 100%" fo:font-size="18pt" fo:font-weight="bold" officeooo:rsid="005dc0e9" officeooo:paragraph-rsid="005dc0e9" fo:background-color="transparent" style:font-size-asian="18pt" style:font-weight-asian="bold" style:font-size-complex="18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text-position="0% 100%" fo:font-size="11pt" fo:font-weight="bold" officeooo:rsid="0056f6a9" officeooo:paragraph-rsid="00501df8" fo:background-color="transparent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text-position="0% 100%" fo:font-size="11pt" fo:font-weight="bold" officeooo:rsid="00501df8" officeooo:paragraph-rsid="004ea818" fo:background-color="transparent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text-position="0% 100%" fo:font-size="9pt" fo:font-weight="bold" officeooo:rsid="00501df8" officeooo:paragraph-rsid="004ea818" fo:background-color="transparent" style:font-size-asian="9pt" style:font-weight-asian="bold" style:font-size-complex="9pt" style:font-weight-complex="bold"/>
    </style:style>
    <style:style style:name="P1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text-position="0% 100%" fo:font-size="10pt" fo:font-weight="bold" officeooo:rsid="0056f6a9" officeooo:paragraph-rsid="00501df8" fo:background-color="transparent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text-position="0% 100%" fo:font-size="10pt" fo:font-weight="bold" officeooo:rsid="0056f6a9" officeooo:paragraph-rsid="00501df8" fo:background-color="transparent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text-position="0% 100%" fo:font-size="12pt" fo:font-weight="normal" officeooo:rsid="00501df8" officeooo:paragraph-rsid="004ea818" fo:background-color="transparent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center" style:justify-single-word="false"/>
      <style:text-properties fo:font-variant="normal" fo:text-transform="none" fo:color="#1c1c1c" style:font-name="Times New Roman" fo:font-size="20pt" fo:letter-spacing="normal" fo:font-style="normal" fo:font-weight="bold" officeooo:rsid="000b6f33" officeooo:paragraph-rsid="001912bb" fo:background-color="#ffd8ce" style:font-size-asian="20pt" style:font-weight-asian="bold" style:font-size-complex="20pt" style:font-weight-complex="bold"/>
    </style:style>
    <style:style style:name="P21" style:family="paragraph" style:parent-style-name="Standard" style:master-page-name="First_20_Page">
      <style:paragraph-properties fo:text-align="center" style:justify-single-word="false" style:page-number="auto"/>
      <style:text-properties fo:font-variant="normal" fo:text-transform="none" fo:color="#000000" style:font-name="Times New Roman" fo:font-size="15pt" fo:letter-spacing="normal" fo:font-style="normal" fo:font-weight="normal" officeooo:paragraph-rsid="001912bb" style:font-size-asian="15pt" style:font-size-complex="15pt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fo:font-size="15pt" fo:font-weight="normal" officeooo:rsid="00619c31" officeooo:paragraph-rsid="00619c31" fo:background-color="transparent" style:font-size-asian="15pt" style:font-weight-asian="bold" style:font-size-complex="15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5pt" fo:font-weight="normal" officeooo:rsid="00619c31" officeooo:paragraph-rsid="00619c31" fo:background-color="transparent" style:font-size-asian="15pt" style:font-weight-asian="bold" style:font-size-complex="15pt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5pt" fo:font-weight="normal" officeooo:rsid="00633771" officeooo:paragraph-rsid="00633771" fo:background-color="transparent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fo:font-size="15pt" fo:font-weight="normal" officeooo:rsid="000b6f33" officeooo:paragraph-rsid="001adb02" fo:background-color="transparent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fo:font-size="15pt" fo:font-weight="normal" officeooo:rsid="00619c31" officeooo:paragraph-rsid="00619c31" fo:background-color="transparent" style:font-size-asian="15pt" style:font-weight-asian="bold" style:font-size-complex="15pt" style:font-weight-complex="bold"/>
    </style:style>
    <style:style style:name="P27" style:family="paragraph" style:parent-style-name="Обычный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20pt" fo:letter-spacing="normal" fo:font-style="normal" fo:font-weight="bold" officeooo:rsid="004ea818" officeooo:paragraph-rsid="00619c31" fo:background-color="#ffd8ce" style:font-size-asian="20pt" style:font-style-asian="normal" style:font-weight-asian="bold" style:font-size-complex="20pt" style:font-weight-complex="bold"/>
    </style:style>
    <style:style style:name="T1" style:family="text">
      <style:text-properties officeooo:rsid="000ca874"/>
    </style:style>
    <style:style style:name="T2" style:family="text">
      <style:text-properties officeooo:rsid="000b6f33"/>
    </style:style>
    <style:style style:name="T3" style:family="text">
      <style:text-properties officeooo:rsid="003dff02"/>
    </style:style>
    <style:style style:name="T4" style:family="text">
      <style:text-properties officeooo:rsid="004ea818"/>
    </style:style>
    <style:style style:name="T5" style:family="text">
      <style:text-properties officeooo:rsid="005cd542"/>
    </style:style>
    <style:style style:name="T6" style:family="text">
      <style:text-properties fo:color="#cc7832" style:font-name="JetBrains Mono1" fo:font-size="12pt" fo:font-style="normal" fo:font-weight="normal" style:font-size-asian="12pt" style:font-style-asian="normal" style:font-weight-asian="normal"/>
    </style:style>
    <style:style style:name="T7" style:family="text">
      <style:text-properties fo:color="#cc7832" style:font-name="JetBrains Mono1" fo:font-size="12pt" fo:font-style="normal" style:font-size-asian="12pt" style:font-style-asian="normal" style:font-weight-asian="normal"/>
    </style:style>
    <style:style style:name="T8" style:family="text">
      <style:text-properties fo:color="#cc7832" style:font-name="JetBrains Mono1" fo:font-size="11pt" fo:font-style="normal" fo:font-weight="normal" style:font-size-asian="11pt" style:font-style-asian="normal" style:font-weight-asian="normal" style:font-size-complex="11pt"/>
    </style:style>
    <style:style style:name="T9" style:family="text">
      <style:text-properties fo:color="#cc7832" style:font-name="JetBrains Mono1" fo:font-style="normal" fo:font-weight="normal" style:font-style-asian="normal" style:font-weight-asian="normal"/>
    </style:style>
    <style:style style:name="T10" style:family="text">
      <style:text-properties fo:color="#ffc66d" style:font-name="JetBrains Mono1" fo:font-size="12pt" fo:font-style="normal" fo:font-weight="normal" style:font-size-asian="12pt" style:font-style-asian="normal" style:font-weight-asian="normal"/>
    </style:style>
    <style:style style:name="T11" style:family="text">
      <style:text-properties fo:color="#ffc66d" style:font-name="JetBrains Mono1" fo:font-size="12pt" fo:font-style="normal" style:font-size-asian="12pt" style:font-style-asian="normal" style:font-weight-asian="normal"/>
    </style:style>
    <style:style style:name="T12" style:family="text">
      <style:text-properties fo:color="#ffc66d" style:font-name="JetBrains Mono1" fo:font-size="11pt" fo:font-style="normal" fo:font-weight="normal" style:font-size-asian="11pt" style:font-style-asian="normal" style:font-weight-asian="normal" style:font-size-complex="11pt"/>
    </style:style>
    <style:style style:name="T13" style:family="text">
      <style:text-properties fo:color="#ffc66d" style:font-name="JetBrains Mono1" fo:font-style="normal" fo:font-weight="normal" style:font-style-asian="normal" style:font-weight-asian="normal"/>
    </style:style>
    <style:style style:name="T14" style:family="text">
      <style:text-properties fo:color="#a9b7c6" style:font-name="JetBrains Mono1" fo:font-size="12pt" fo:font-style="normal" fo:font-weight="normal" style:font-size-asian="12pt" style:font-style-asian="normal" style:font-weight-asian="normal"/>
    </style:style>
    <style:style style:name="T15" style:family="text">
      <style:text-properties fo:color="#a9b7c6" style:font-name="JetBrains Mono1" fo:font-size="12pt" fo:font-style="normal" style:font-size-asian="12pt" style:font-style-asian="normal" style:font-weight-asian="normal"/>
    </style:style>
    <style:style style:name="T16" style:family="text">
      <style:text-properties fo:color="#a9b7c6" style:font-name="JetBrains Mono1" fo:font-size="11pt" fo:font-style="normal" fo:font-weight="normal" style:font-size-asian="11pt" style:font-style-asian="normal" style:font-weight-asian="normal" style:font-size-complex="11pt"/>
    </style:style>
    <style:style style:name="T17" style:family="text">
      <style:text-properties fo:color="#a9b7c6" style:font-name="JetBrains Mono1" fo:font-style="normal" fo:font-weight="normal" style:font-style-asian="normal" style:font-weight-asian="normal"/>
    </style:style>
    <style:style style:name="T18" style:family="text">
      <style:text-properties fo:color="#808080" style:font-name="JetBrains Mono1" fo:font-size="12pt" fo:font-style="normal" fo:font-weight="normal" style:font-size-asian="12pt" style:font-style-asian="normal" style:font-weight-asian="normal"/>
    </style:style>
    <style:style style:name="T19" style:family="text">
      <style:text-properties fo:color="#808080" style:font-name="JetBrains Mono1" fo:font-size="12pt" fo:font-style="normal" style:font-size-asian="12pt" style:font-style-asian="normal" style:font-weight-asian="normal"/>
    </style:style>
    <style:style style:name="T20" style:family="text">
      <style:text-properties fo:color="#808080" style:font-name="JetBrains Mono1" fo:font-size="11pt" fo:font-style="normal" fo:font-weight="normal" style:font-size-asian="11pt" style:font-style-asian="normal" style:font-weight-asian="normal" style:font-size-complex="11pt"/>
    </style:style>
    <style:style style:name="T21" style:family="text">
      <style:text-properties fo:color="#808080" style:font-name="JetBrains Mono1" fo:font-style="normal" fo:font-weight="normal" style:font-style-asian="normal" style:font-weight-asian="normal"/>
    </style:style>
    <style:style style:name="T22" style:family="text">
      <style:text-properties fo:color="#6897bb" style:font-name="JetBrains Mono1" fo:font-size="12pt" fo:font-style="normal" fo:font-weight="normal" style:font-size-asian="12pt" style:font-style-asian="normal" style:font-weight-asian="normal"/>
    </style:style>
    <style:style style:name="T23" style:family="text">
      <style:text-properties fo:color="#6897bb" style:font-name="JetBrains Mono1" fo:font-size="12pt" fo:font-style="normal" style:font-size-asian="12pt" style:font-style-asian="normal" style:font-weight-asian="normal"/>
    </style:style>
    <style:style style:name="T24" style:family="text">
      <style:text-properties fo:color="#6897bb" style:font-name="JetBrains Mono1" fo:font-size="11pt" fo:font-style="normal" fo:font-weight="normal" style:font-size-asian="11pt" style:font-style-asian="normal" style:font-weight-asian="normal" style:font-size-complex="11pt"/>
    </style:style>
    <style:style style:name="T25" style:family="text">
      <style:text-properties fo:color="#6897bb" style:font-name="JetBrains Mono1" fo:font-style="normal" fo:font-weight="normal" style:font-style-asian="normal" style:font-weight-asian="normal"/>
    </style:style>
    <style:style style:name="T26" style:family="text">
      <style:text-properties fo:color="#8888c6" style:font-name="JetBrains Mono1" fo:font-size="12pt" fo:font-style="normal" fo:font-weight="normal" style:font-size-asian="12pt" style:font-style-asian="normal" style:font-weight-asian="normal"/>
    </style:style>
    <style:style style:name="T27" style:family="text">
      <style:text-properties fo:color="#8888c6" style:font-name="JetBrains Mono1" fo:font-size="12pt" fo:font-style="normal" style:font-size-asian="12pt" style:font-style-asian="normal" style:font-weight-asian="normal"/>
    </style:style>
    <style:style style:name="T28" style:family="text">
      <style:text-properties fo:color="#8888c6" style:font-name="JetBrains Mono1" fo:font-size="11pt" fo:font-style="normal" fo:font-weight="normal" style:font-size-asian="11pt" style:font-style-asian="normal" style:font-weight-asian="normal" style:font-size-complex="11pt"/>
    </style:style>
    <style:style style:name="T29" style:family="text">
      <style:text-properties fo:color="#8888c6" style:font-name="JetBrains Mono1" fo:font-style="normal" fo:font-weight="normal" style:font-style-asian="normal" style:font-weight-asian="normal"/>
    </style:style>
    <style:style style:name="T30" style:family="text">
      <style:text-properties fo:color="#6a8759" style:font-name="JetBrains Mono1" fo:font-size="12pt" fo:font-style="normal" fo:font-weight="normal" style:font-size-asian="12pt" style:font-style-asian="normal" style:font-weight-asian="normal"/>
    </style:style>
    <style:style style:name="T31" style:family="text">
      <style:text-properties fo:color="#6a8759" style:font-name="JetBrains Mono1" fo:font-size="12pt" fo:font-style="normal" style:font-size-asian="12pt" style:font-style-asian="normal" style:font-weight-asian="normal"/>
    </style:style>
    <style:style style:name="T32" style:family="text">
      <style:text-properties fo:color="#6a8759" style:font-name="JetBrains Mono1" fo:font-size="11pt" fo:font-style="normal" fo:font-weight="normal" style:font-size-asian="11pt" style:font-style-asian="normal" style:font-weight-asian="normal" style:font-size-complex="11pt"/>
    </style:style>
    <style:style style:name="T33" style:family="text">
      <style:text-properties fo:color="#6a8759" style:font-name="JetBrains Mono1" fo:font-style="normal" fo:font-weight="normal" style:font-style-asian="normal" style:font-weight-asian="normal"/>
    </style:style>
    <style:style style:name="T34" style:family="text">
      <style:text-properties fo:font-size="11pt" style:font-size-asian="11pt" style:font-size-complex="11pt"/>
    </style:style>
    <style:style style:name="T35" style:family="text">
      <style:text-properties fo:color="#b200b2" style:font-name="JetBrains Mono1" fo:font-style="normal" fo:font-weight="normal" style:font-style-asian="normal" style:font-weight-asian="normal"/>
    </style:style>
    <style:style style:name="T36" style:family="text">
      <style:text-properties fo:color="#94558d" style:font-name="JetBrains Mono1" fo:font-style="normal" fo:font-weight="normal" style:font-style-asian="normal" style:font-weight-asian="normal"/>
    </style:style>
    <style:style style:name="T37" style:family="text">
      <style:text-properties officeooo:rsid="00619c31"/>
    </style:style>
    <style:style style:name="T38" style:family="text">
      <style:text-properties fo:font-variant="normal" fo:text-transform="none" style:font-name="Times New Roman" fo:letter-spacing="normal" fo:font-style="normal"/>
    </style:style>
    <style:style style:name="T39" style:family="text">
      <style:text-properties fo:font-variant="normal" fo:text-transform="none" style:font-name="Times New Roman" fo:letter-spacing="normal" fo:font-style="normal" officeooo:rsid="00619c31"/>
    </style:style>
    <style:style style:name="T40" style:family="text">
      <style:text-properties fo:font-variant="normal" fo:text-transform="none" style:font-name="Times New Roman" fo:letter-spacing="normal" fo:font-style="normal" officeooo:rsid="00633771"/>
    </style:style>
    <style:style style:name="T41" style:family="text">
      <style:text-properties fo:font-variant="normal" fo:text-transform="none" fo:color="#cc7832" style:font-name="JetBrains Mono" fo:font-size="12pt" fo:letter-spacing="normal" fo:font-style="normal" style:font-size-asian="12pt" style:font-style-asian="normal" style:font-weight-asian="normal"/>
    </style:style>
    <style:style style:name="T42" style:family="text">
      <style:text-properties style:font-name="JetBrains Mono1" fo:font-size="12pt" fo:font-style="normal" style:font-size-asian="12pt" style:font-style-asian="normal" style:font-weight-asian="normal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github.com/Algos-ICT/lab2-kegly/edit/main/исходный%20код/task2.py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s://github.com/Algos-ICT/lab2-kegly/delete/main/исходный%20код/task2.py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method="post" form:control-implementation="ooo:com.sun.star.form.component.Form" office:target-frame="" xlink:href="https://github.com/Algos-ICT/lab2-kegly/edit/main/исходный%20код/task4.py" xlink:type="simple">
          <form:properties>
            <form:property form:property-name="PropertyChangeNotificationEnabled" office:value-type="boolean" office:boolean-value="true"/>
          </form:properties>
        </form:form>
        <form:form form:name="unnamed3" form:apply-filter="true" form:method="post" form:control-implementation="ooo:com.sun.star.form.component.Form" office:target-frame="" xlink:href="https://github.com/Algos-ICT/lab2-kegly/delete/main/исходный%20код/task4.py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Санкт-Петербургский Национальный Исследовательский Университет Информационных технологий, механики и оптики</text:p>
      <text:p text:style-name="P1">факультет ИКТ</text:p>
      <text:p text:style-name="P1">1 курс</text:p>
      <text:p text:style-name="P1"/>
      <text:p text:style-name="P1"/>
      <text:p text:style-name="P1"/>
      <text:p text:style-name="P1"/>
      <text:p text:style-name="P1"/>
      <text:p text:style-name="P20">Лабораторная работа №<text:span text:style-name="T37">5</text:span></text:p>
      <text:p text:style-name="P27">Деревья. Пирамида, пирамидальная сортировка.</text:p>
      <text:p text:style-name="P27"><text:s/>Очередь с приоритетами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2"><text:span text:style-name="T1">П</text:span>одготовила: Коркина Анна Михайловна</text:p>
      <text:p text:style-name="P2"><text:span text:style-name="T1">Г</text:span>руппа: К3120</text:p>
      <text:p text:style-name="P2"><text:span text:style-name="T1">Г</text:span>ород: Санкт-Петербург</text:p>
      <text:p text:style-name="P2"><text:span text:style-name="T1">Д</text:span>ата выполнения: <text:span text:style-name="T37">05</text:span>.<text:span text:style-name="T3">1</text:span><text:span text:style-name="T37">2</text:span>.21</text:p>
      <text:p text:style-name="P3"><text:span text:style-name="T1">П</text:span><text:span text:style-name="T2">реподаватель: </text:span>Харьковская</text:p>
      <text:p text:style-name="P25"><text:span text:style-name="T38">Татьяна Александровна</text:span></text:p>
      <text:p text:style-name="P25"><text:span text:style-name="T39"/></text:p>
      <text:p text:style-name="P25"><text:span text:style-name="T39"/></text:p>
      <text:p text:style-name="P26"><text:soft-page-break/><text:span text:style-name="T38">1 задача. Куча ли?</text:span></text:p>
      <text:p text:style-name="P22"><text:span text:style-name="T38"><text:line-break/></text:span><text:line-break/><text:span text:style-name="T15">f = </text:span><text:span text:style-name="T27">open</text:span><text:span text:style-name="T15">(</text:span><text:span text:style-name="T31">'input'</text:span><text:span text:style-name="T15">)</text:span><text:line-break/><text:span text:style-name="T15">n = f.readline()</text:span><text:line-break/><text:span text:style-name="T15">line= f.readline()</text:span><text:line-break/><text:span text:style-name="T15">a = line.split()</text:span><text:line-break/><text:span text:style-name="T15">flag = </text:span><text:span text:style-name="T23">1</text:span><text:line-break/><text:line-break/><text:span text:style-name="T7">for </text:span><text:span text:style-name="T15">i </text:span><text:span text:style-name="T7">in </text:span><text:span text:style-name="T27">range</text:span><text:span text:style-name="T15">(</text:span><text:span text:style-name="T27">len</text:span><text:span text:style-name="T15">(a)):</text:span><text:line-break/><text:span text:style-name="T15"> <text:s text:c="3"/></text:span><text:span text:style-name="T7">if </text:span><text:span text:style-name="T23">2</text:span><text:span text:style-name="T15">*i +</text:span><text:span text:style-name="T23">2 </text:span><text:span text:style-name="T15">&lt;= </text:span><text:span text:style-name="T27">len</text:span><text:span text:style-name="T15">(a)-</text:span><text:span text:style-name="T23">1</text:span><text:span text:style-name="T15">:</text:span><text:line-break/><text:span text:style-name="T15"> <text:s text:c="7"/></text:span><text:span text:style-name="T7">if </text:span><text:span text:style-name="T15">a[i] &gt; a[</text:span><text:span text:style-name="T23">2</text:span><text:span text:style-name="T15">*i+</text:span><text:span text:style-name="T23">1</text:span><text:span text:style-name="T15">] </text:span><text:span text:style-name="T7">or </text:span><text:span text:style-name="T15">a[i] &gt; a[</text:span><text:span text:style-name="T23">2</text:span><text:span text:style-name="T15">*i+</text:span><text:span text:style-name="T23">2</text:span><text:span text:style-name="T15">]:</text:span><text:line-break/><text:span text:style-name="T15"> <text:s text:c="11"/>flag = </text:span><text:span text:style-name="T23">0</text:span><text:line-break/><text:line-break/><text:span text:style-name="T23"> <text:s text:c="3"/></text:span><text:span text:style-name="T7">else</text:span><text:span text:style-name="T15">:</text:span><text:line-break/><text:span text:style-name="T15"> <text:s text:c="7"/></text:span><text:span text:style-name="T7">break</text:span><text:line-break/><text:line-break/><text:line-break/><text:span text:style-name="T15">file = </text:span><text:span text:style-name="T27">open</text:span><text:span text:style-name="T15">(</text:span><text:span text:style-name="T31">'output'</text:span><text:span text:style-name="T7">, </text:span><text:span text:style-name="T31">'w'</text:span><text:span text:style-name="T15">)</text:span><text:line-break/><text:line-break/><text:span text:style-name="T7">if </text:span><text:span text:style-name="T15">flag == </text:span><text:span text:style-name="T23">1</text:span><text:span text:style-name="T15">:</text:span><text:line-break/><text:span text:style-name="T15"> <text:s text:c="3"/>file.write(</text:span><text:span text:style-name="T31">'YES'</text:span><text:span text:style-name="T15">)</text:span><text:line-break/><text:span text:style-name="T7">else</text:span><text:span text:style-name="T15">:</text:span><text:line-break/><text:span text:style-name="T15"> <text:s text:c="3"/>file.write(</text:span><text:span text:style-name="T31">'NO'</text:span><text:span text:style-name="T15">)</text:span></text:p>
      <text:p text:style-name="P22"><text:span text:style-name="T38"/></text:p>
      <text:p text:style-name="P22"><text:span text:style-name="T38"/></text:p>
      <text:p text:style-name="P22"><text:span text:style-name="T38"/></text:p>
      <text:p text:style-name="P22"><text:span text:style-name="T38"/></text:p>
      <text:p text:style-name="P22"><text:span text:style-name="T38"/></text:p>
      <text:p text:style-name="P22"><text:span text:style-name="T38"/></text:p>
      <text:p text:style-name="P22"><text:span text:style-name="T38"/></text:p>
      <text:p text:style-name="P22"><text:span text:style-name="T38"/></text:p>
      <text:p text:style-name="P22"><text:span text:style-name="T38"/></text:p>
      <text:p text:style-name="P22"><text:span text:style-name="T38"/></text:p>
      <text:p text:style-name="P22"><text:span text:style-name="T38"/></text:p>
      <text:p text:style-name="P22"><text:span text:style-name="T38"/></text:p>
      <text:p text:style-name="P22"><text:span text:style-name="T38"/></text:p>
      <text:p text:style-name="P22"><text:span text:style-name="T38"/></text:p>
      <text:p text:style-name="P22"><text:span text:style-name="T38"/></text:p>
      <text:p text:style-name="P22"><text:span text:style-name="T38"/></text:p>
      <text:p text:style-name="P22"><text:span text:style-name="T38"/></text:p>
      <text:p text:style-name="P22"><text:soft-page-break/><text:span text:style-name="T38"/></text:p>
      <text:p text:style-name="P22"><text:span text:style-name="T38">4 задача. Построение пирамиды</text:span></text:p>
      <text:p text:style-name="P22"><text:span text:style-name="T38"/></text:p>
      <text:p text:style-name="P22"><text:span text:style-name="T41">def </text:span><text:span text:style-name="T11">heapify</text:span><text:span text:style-name="T15">(arr</text:span><text:span text:style-name="T7">, </text:span><text:span text:style-name="T15">n</text:span><text:span text:style-name="T7">, </text:span><text:span text:style-name="T15">i):</text:span><text:line-break/><text:span text:style-name="T15"> <text:s text:c="3"/></text:span><text:span text:style-name="T7">global </text:span><text:span text:style-name="T15">count</text:span><text:line-break/><text:span text:style-name="T15"> <text:s text:c="3"/></text:span><text:span text:style-name="T7">global </text:span><text:span text:style-name="T15">some_list</text:span><text:line-break/><text:span text:style-name="T15"> <text:s text:c="3"/>minimum = i <text:s/></text:span><text:span text:style-name="T19"># Initialize minimum as root</text:span><text:line-break/><text:span text:style-name="T19"> <text:s text:c="3"/></text:span><text:span text:style-name="T15">l = </text:span><text:span text:style-name="T23">2 </text:span><text:span text:style-name="T15">* i + </text:span><text:span text:style-name="T23">1 <text:s text:c="2"/></text:span><text:span text:style-name="T19"># левый ребенок</text:span><text:line-break/><text:span text:style-name="T19"> <text:s text:c="3"/></text:span><text:span text:style-name="T15">r = </text:span><text:span text:style-name="T23">2 </text:span><text:span text:style-name="T15">* i + </text:span><text:span text:style-name="T23">2 <text:s text:c="2"/></text:span><text:span text:style-name="T19"># правый ребенок</text:span><text:line-break/><text:line-break/><text:span text:style-name="T19"> <text:s/># Проверяем существует ли левый дочерний элемент меньший, чем корень</text:span><text:line-break/><text:line-break/><text:span text:style-name="T19"> <text:s text:c="3"/></text:span><text:span text:style-name="T7">if </text:span><text:span text:style-name="T15">l &lt; n </text:span><text:span text:style-name="T7">and </text:span><text:span text:style-name="T15">arr[i] &gt; arr[l]:</text:span><text:line-break/><text:span text:style-name="T15"> <text:s text:c="7"/>minimum = l</text:span><text:line-break/><text:line-break/><text:span text:style-name="T15"> <text:s text:c="3"/></text:span><text:span text:style-name="T19"># Проверяем существует ли правый дочерний элемент меньший , чем корень</text:span><text:line-break/><text:line-break/><text:span text:style-name="T19"> <text:s text:c="3"/></text:span><text:span text:style-name="T7">if </text:span><text:span text:style-name="T15">r &lt; n </text:span><text:span text:style-name="T7">and </text:span><text:span text:style-name="T15">arr[minimum] &gt; arr[r]:</text:span><text:line-break/><text:span text:style-name="T15"> <text:s text:c="7"/>minimum = r</text:span><text:line-break/><text:line-break/><text:span text:style-name="T15"> <text:s text:c="3"/></text:span><text:span text:style-name="T19"># Заменяем корень, если нужно</text:span><text:line-break/><text:span text:style-name="T19"> <text:s text:c="3"/></text:span><text:span text:style-name="T7">if </text:span><text:span text:style-name="T15">minimum != i:</text:span><text:line-break/><text:span text:style-name="T15"> <text:s text:c="7"/>arr[i]</text:span><text:span text:style-name="T7">,</text:span><text:span text:style-name="T15">arr[minimum] = arr[minimum]</text:span><text:span text:style-name="T7">,</text:span><text:span text:style-name="T15">arr[i] </text:span><text:span text:style-name="T19"># свап</text:span><text:line-break/><text:span text:style-name="T19"> <text:s text:c="7"/></text:span><text:span text:style-name="T15">count += </text:span><text:span text:style-name="T23">1</text:span><text:line-break/><text:span text:style-name="T23"> <text:s text:c="7"/></text:span><text:span text:style-name="T15">some_list+= [[i</text:span><text:span text:style-name="T7">, </text:span><text:span text:style-name="T15">minimum]]</text:span><text:line-break/><text:span text:style-name="T15"> <text:s text:c="7"/></text:span><text:span text:style-name="T19"># Применяем heapify к корню.</text:span><text:line-break/><text:span text:style-name="T19"> <text:s text:c="7"/></text:span><text:span text:style-name="T15">heapify(arr</text:span><text:span text:style-name="T7">, </text:span><text:span text:style-name="T15">n</text:span><text:span text:style-name="T7">, </text:span><text:span text:style-name="T15">minimum)</text:span><text:line-break/><text:line-break/><text:span text:style-name="T15">f = </text:span><text:span text:style-name="T27">open</text:span><text:span text:style-name="T15">(</text:span><text:span text:style-name="T31">'input'</text:span><text:span text:style-name="T15">)</text:span><text:line-break/><text:span text:style-name="T15">count = </text:span><text:span text:style-name="T23">0</text:span><text:line-break/><text:span text:style-name="T15">some_list = []</text:span><text:line-break/><text:span text:style-name="T15">line = f.readline()</text:span><text:line-break/><text:span text:style-name="T15">A = </text:span><text:span text:style-name="T27">list</text:span><text:span text:style-name="T15">(</text:span><text:span text:style-name="T27">map</text:span><text:span text:style-name="T15">(</text:span><text:span text:style-name="T27">int</text:span><text:span text:style-name="T7">, </text:span><text:span text:style-name="T15">f.readline().split()))</text:span><text:line-break/><text:span text:style-name="T7">for </text:span><text:span text:style-name="T15">i </text:span><text:span text:style-name="T7">in </text:span><text:span text:style-name="T27">range</text:span><text:span text:style-name="T15">(</text:span><text:span text:style-name="T27">len</text:span><text:span text:style-name="T15">(A)//</text:span><text:span text:style-name="T23">2</text:span><text:span text:style-name="T7">, </text:span><text:span text:style-name="T15">-</text:span><text:span text:style-name="T23">1</text:span><text:span text:style-name="T7">, </text:span><text:span text:style-name="T15">-</text:span><text:span text:style-name="T23">1</text:span><text:span text:style-name="T15">):</text:span><text:line-break/><text:span text:style-name="T15"> <text:s text:c="3"/>heapify(A</text:span><text:span text:style-name="T7">, </text:span><text:span text:style-name="T27">len</text:span><text:span text:style-name="T15">(A)</text:span><text:span text:style-name="T7">, </text:span><text:span text:style-name="T15">i)</text:span><text:line-break/><text:line-break/><text:span text:style-name="T15">file = </text:span><text:span text:style-name="T27">open</text:span><text:span text:style-name="T15">(</text:span><text:span text:style-name="T31">'output'</text:span><text:span text:style-name="T7">, </text:span><text:span text:style-name="T31">'w'</text:span><text:span text:style-name="T15">)</text:span><text:line-break/><text:span text:style-name="T15">file.write(</text:span><text:span text:style-name="T27">str</text:span><text:span text:style-name="T15">(count)+</text:span><text:span text:style-name="T31">'</text:span><text:span text:style-name="T7">\n</text:span><text:span text:style-name="T31">'</text:span><text:span text:style-name="T15">)</text:span><text:line-break/><text:span text:style-name="T7">for </text:span><text:span text:style-name="T15">i </text:span><text:span text:style-name="T7">in </text:span><text:span text:style-name="T15">some_list:</text:span><text:line-break/><text:span text:style-name="T15"> <text:s text:c="3"/>file.write(</text:span><text:span text:style-name="T31">'%d %d </text:span><text:span text:style-name="T7">\n</text:span><text:span text:style-name="T31">' </text:span><text:span text:style-name="T15">%(i[</text:span><text:span text:style-name="T23">0</text:span><text:span text:style-name="T15">]</text:span><text:span text:style-name="T7">, </text:span><text:span text:style-name="T15">i[</text:span><text:span text:style-name="T23">1</text:span><text:span text:style-name="T15">]))</text:span></text:p>
      <text:p text:style-name="P22"><text:span text:style-name="T15"/></text:p>
      <text:p text:style-name="P22"><text:span text:style-name="T15"/></text:p>
      <text:p text:style-name="P22"><text:span text:style-name="T15"/></text:p>
      <text:p text:style-name="P22"><text:span text:style-name="T15"/></text:p>
      <text:p text:style-name="P22"><text:span text:style-name="T15"/></text:p>
      <text:p text:style-name="P23"><text:soft-page-break/><text:span text:style-name="T42">6 задача. Очередь с приоритетами</text:span></text:p>
      <text:p text:style-name="P23"><text:span text:style-name="T38"/></text:p>
      <text:p text:style-name="P23"><text:span text:style-name="T41">def </text:span><text:span text:style-name="T11">get_min</text:span><text:span text:style-name="T15">(a):</text:span><text:line-break/><text:span text:style-name="T15"> <text:s text:c="3"/></text:span><text:span text:style-name="T7">if </text:span><text:span text:style-name="T27">len</text:span><text:span text:style-name="T15">(a)==</text:span><text:span text:style-name="T23">0</text:span><text:span text:style-name="T15">:</text:span><text:line-break/><text:span text:style-name="T15"> <text:s text:c="7"/></text:span><text:span text:style-name="T7">return </text:span><text:span text:style-name="T31">'*'</text:span><text:line-break/><text:span text:style-name="T31"> <text:s text:c="3"/></text:span><text:span text:style-name="T7">else</text:span><text:span text:style-name="T15">:</text:span><text:line-break/><text:line-break/><text:span text:style-name="T15"> <text:s text:c="7"/>k = a[</text:span><text:span text:style-name="T23">0</text:span><text:span text:style-name="T15">]</text:span><text:line-break/><text:span text:style-name="T15"> <text:s text:c="7"/>a[</text:span><text:span text:style-name="T23">0</text:span><text:span text:style-name="T15">] = a[</text:span><text:span text:style-name="T27">len</text:span><text:span text:style-name="T15">(a) - </text:span><text:span text:style-name="T23">1</text:span><text:span text:style-name="T15">]</text:span><text:line-break/><text:span text:style-name="T15"> <text:s text:c="7"/>a.pop()</text:span><text:line-break/><text:span text:style-name="T15"> <text:s text:c="7"/>heapify(a</text:span><text:span text:style-name="T7">, </text:span><text:span text:style-name="T23">0</text:span><text:span text:style-name="T15">)</text:span><text:line-break/><text:span text:style-name="T15"> <text:s text:c="7"/></text:span><text:span text:style-name="T7">return </text:span><text:span text:style-name="T27">str</text:span><text:span text:style-name="T15">(k)</text:span><text:line-break/><text:line-break/><text:line-break/><text:span text:style-name="T7">def </text:span><text:span text:style-name="T11">heapify</text:span><text:span text:style-name="T15">(a</text:span><text:span text:style-name="T7">, </text:span><text:span text:style-name="T15">i): <text:s/></text:span><text:span text:style-name="T19"># log n <text:s text:c="2"/># sift down</text:span><text:line-break/><text:span text:style-name="T19"> <text:s text:c="3"/></text:span><text:span text:style-name="T7">while </text:span><text:span text:style-name="T23">2 </text:span><text:span text:style-name="T15">* i + </text:span><text:span text:style-name="T23">1 </text:span><text:span text:style-name="T15">&lt; </text:span><text:span text:style-name="T27">len</text:span><text:span text:style-name="T15">(a):</text:span><text:line-break/><text:span text:style-name="T15"> <text:s text:c="7"/>l = </text:span><text:span text:style-name="T23">2 </text:span><text:span text:style-name="T15">* i</text:span><text:line-break/><text:span text:style-name="T15"> <text:s text:c="7"/>r = </text:span><text:span text:style-name="T23">2 </text:span><text:span text:style-name="T15">* i + </text:span><text:span text:style-name="T23">1</text:span><text:line-break/><text:span text:style-name="T23"> <text:s text:c="7"/></text:span><text:span text:style-name="T15">minimum = l</text:span><text:line-break/><text:span text:style-name="T15"> <text:s text:c="7"/></text:span><text:span text:style-name="T7">if </text:span><text:span text:style-name="T15">r &lt; </text:span><text:span text:style-name="T27">len</text:span><text:span text:style-name="T15">(a) </text:span><text:span text:style-name="T7">and </text:span><text:span text:style-name="T15">a[r] &lt; a[l]:</text:span><text:line-break/><text:span text:style-name="T15"> <text:s text:c="11"/>minimum = r</text:span><text:line-break/><text:line-break/><text:span text:style-name="T15"> <text:s text:c="7"/></text:span><text:span text:style-name="T7">if </text:span><text:span text:style-name="T15">a[i] &lt;= a[minimum]:</text:span><text:line-break/><text:span text:style-name="T15"> <text:s text:c="11"/></text:span><text:span text:style-name="T7">break</text:span><text:line-break/><text:span text:style-name="T7"> <text:s text:c="7"/></text:span><text:span text:style-name="T15">a[i]</text:span><text:span text:style-name="T7">, </text:span><text:span text:style-name="T15">a[minimum] = a[minimum]</text:span><text:span text:style-name="T7">, </text:span><text:span text:style-name="T15">a[i]</text:span><text:line-break/><text:span text:style-name="T15"> <text:s text:c="7"/>i = minimum</text:span><text:line-break/><text:line-break/><text:line-break/><text:span text:style-name="T7">def </text:span><text:span text:style-name="T11">add</text:span><text:span text:style-name="T15">(a</text:span><text:span text:style-name="T7">, </text:span><text:span text:style-name="T15">x):</text:span><text:line-break/><text:span text:style-name="T15"> <text:s text:c="3"/>a.append(x)</text:span><text:line-break/><text:span text:style-name="T15"> <text:s text:c="3"/>i = </text:span><text:span text:style-name="T27">len</text:span><text:span text:style-name="T15">(a) - </text:span><text:span text:style-name="T23">1</text:span><text:line-break/><text:span text:style-name="T23"> <text:s text:c="3"/></text:span><text:span text:style-name="T7">while </text:span><text:span text:style-name="T15">i &gt; </text:span><text:span text:style-name="T23">0 </text:span><text:span text:style-name="T7">and </text:span><text:span text:style-name="T15">a[(i - </text:span><text:span text:style-name="T23">1</text:span><text:span text:style-name="T15">) // </text:span><text:span text:style-name="T23">2</text:span><text:span text:style-name="T15">] &gt; a[i]: <text:s/></text:span><text:span text:style-name="T19"># sift up</text:span><text:line-break/><text:span text:style-name="T19"> <text:s text:c="7"/></text:span><text:span text:style-name="T15">a[(i - </text:span><text:span text:style-name="T23">1</text:span><text:span text:style-name="T15">) // </text:span><text:span text:style-name="T23">2</text:span><text:span text:style-name="T15">]</text:span><text:span text:style-name="T7">, </text:span><text:span text:style-name="T15">a[i] = a[i]</text:span><text:span text:style-name="T7">, </text:span><text:span text:style-name="T15">a[(i - </text:span><text:span text:style-name="T23">1</text:span><text:span text:style-name="T15">) // </text:span><text:span text:style-name="T23">2</text:span><text:span text:style-name="T15">]</text:span><text:line-break/><text:span text:style-name="T15"> <text:s text:c="7"/>i = (i - </text:span><text:span text:style-name="T23">1</text:span><text:span text:style-name="T15">) // </text:span><text:span text:style-name="T23">2</text:span><text:line-break/><text:line-break/><text:line-break/><text:span text:style-name="T7">def </text:span><text:span text:style-name="T11">change</text:span><text:span text:style-name="T15">(a</text:span><text:span text:style-name="T7">, </text:span><text:span text:style-name="T15">old</text:span><text:span text:style-name="T7">, </text:span><text:span text:style-name="T15">new):</text:span><text:line-break/><text:span text:style-name="T15"> <text:s text:c="3"/>k = </text:span><text:span text:style-name="T23">0</text:span><text:line-break/><text:span text:style-name="T23"> <text:s text:c="3"/></text:span><text:span text:style-name="T7">for </text:span><text:span text:style-name="T15">i </text:span><text:span text:style-name="T7">in </text:span><text:span text:style-name="T27">range</text:span><text:span text:style-name="T15">(</text:span><text:span text:style-name="T27">len</text:span><text:span text:style-name="T15">(a)):</text:span><text:line-break/><text:span text:style-name="T15"> <text:s text:c="7"/></text:span><text:span text:style-name="T7">if </text:span><text:span text:style-name="T15">a[i] == old:</text:span><text:line-break/><text:span text:style-name="T15"> <text:s text:c="11"/>a[i] = new</text:span><text:line-break/><text:span text:style-name="T15"> <text:s text:c="11"/>k = i</text:span><text:line-break/><text:span text:style-name="T15"> <text:s text:c="11"/></text:span><text:span text:style-name="T7">break</text:span><text:line-break/><text:span text:style-name="T7"> <text:s text:c="3"/>while </text:span><text:span text:style-name="T15">k &gt; </text:span><text:span text:style-name="T23">0 </text:span><text:span text:style-name="T7">and </text:span><text:span text:style-name="T15">a[(k - </text:span><text:span text:style-name="T23">1</text:span><text:span text:style-name="T15">) // </text:span><text:span text:style-name="T23">2</text:span><text:span text:style-name="T15">] &gt; a[k]: <text:s/></text:span><text:span text:style-name="T19"># sift up</text:span><text:line-break/><text:span text:style-name="T19"> <text:s text:c="7"/></text:span><text:span text:style-name="T15">a[(k - </text:span><text:span text:style-name="T23">1</text:span><text:span text:style-name="T15">) // </text:span><text:span text:style-name="T23">2</text:span><text:span text:style-name="T15">]</text:span><text:span text:style-name="T7">, </text:span><text:span text:style-name="T15">a[k] = a[k]</text:span><text:span text:style-name="T7">, </text:span><text:span text:style-name="T15">a[(k - </text:span><text:span text:style-name="T23">1</text:span><text:span text:style-name="T15">) // </text:span><text:span text:style-name="T23">2</text:span><text:span text:style-name="T15">]</text:span><text:line-break/><text:span text:style-name="T15"> <text:s text:c="7"/>k = (k - </text:span><text:span text:style-name="T23">1</text:span><text:span text:style-name="T15">) // </text:span><text:span text:style-name="T23">2</text:span><text:line-break/><text:soft-page-break/><text:line-break/><text:line-break/><text:span text:style-name="T15">f = </text:span><text:span text:style-name="T27">open</text:span><text:span text:style-name="T15">(</text:span><text:span text:style-name="T31">'input'</text:span><text:span text:style-name="T15">)</text:span><text:line-break/><text:span text:style-name="T15">file = </text:span><text:span text:style-name="T27">open</text:span><text:span text:style-name="T15">(</text:span><text:span text:style-name="T31">'output'</text:span><text:span text:style-name="T7">, </text:span><text:span text:style-name="T31">'w'</text:span><text:span text:style-name="T15">)</text:span><text:line-break/><text:span text:style-name="T15">opr = </text:span><text:span text:style-name="T27">int</text:span><text:span text:style-name="T15">(f.readline())</text:span><text:line-break/><text:span text:style-name="T15">A = []</text:span><text:line-break/><text:span text:style-name="T7">for </text:span><text:span text:style-name="T15">x </text:span><text:span text:style-name="T7">in </text:span><text:span text:style-name="T27">range</text:span><text:span text:style-name="T15">(opr):</text:span><text:line-break/><text:span text:style-name="T15"> <text:s text:c="3"/>i = f.readline().rstrip()</text:span><text:line-break/><text:span text:style-name="T15"> <text:s text:c="3"/></text:span><text:span text:style-name="T7">if </text:span><text:span text:style-name="T15">i == </text:span><text:span text:style-name="T31">'X'</text:span><text:span text:style-name="T15">:</text:span><text:line-break/><text:span text:style-name="T15"> <text:s text:c="7"/>file.write(get_min(A)+</text:span><text:span text:style-name="T31">'</text:span><text:span text:style-name="T7">\n</text:span><text:span text:style-name="T31">'</text:span><text:span text:style-name="T15">)</text:span><text:line-break/><text:span text:style-name="T15"> <text:s text:c="3"/></text:span><text:span text:style-name="T7">elif </text:span><text:span text:style-name="T15">i[</text:span><text:span text:style-name="T23">0</text:span><text:span text:style-name="T15">] == </text:span><text:span text:style-name="T31">'A'</text:span><text:span text:style-name="T15">:</text:span><text:line-break/><text:span text:style-name="T15"> <text:s text:c="7"/>add(A</text:span><text:span text:style-name="T7">, </text:span><text:span text:style-name="T27">int</text:span><text:span text:style-name="T15">(i[</text:span><text:span text:style-name="T23">2</text:span><text:span text:style-name="T15">:]))</text:span><text:line-break/><text:span text:style-name="T15"> <text:s text:c="3"/></text:span><text:span text:style-name="T7">elif </text:span><text:span text:style-name="T15">i[</text:span><text:span text:style-name="T23">0</text:span><text:span text:style-name="T15">] == </text:span><text:span text:style-name="T31">'D'</text:span><text:span text:style-name="T15">:</text:span><text:line-break/><text:span text:style-name="T15"> <text:s text:c="7"/>list_change = i.split()</text:span><text:line-break/><text:span text:style-name="T15"> <text:s text:c="7"/>change(A</text:span><text:span text:style-name="T7">, </text:span><text:span text:style-name="T15">A[</text:span><text:span text:style-name="T27">int</text:span><text:span text:style-name="T15">(list_change[</text:span><text:span text:style-name="T23">1</text:span><text:span text:style-name="T15">])-</text:span><text:span text:style-name="T23">1</text:span><text:span text:style-name="T15">]</text:span><text:span text:style-name="T7">, </text:span><text:span text:style-name="T27">int</text:span><text:span text:style-name="T15">(list_change[</text:span><text:span text:style-name="T23">2</text:span><text:span text:style-name="T15">]))</text:span><text:line-break/></text:p>
      <text:p text:style-name="P24"><text:span text:style-name="T38">7 задача. Пирамидальная сортировка в убывающем порядке</text:span></text:p>
      <text:p text:style-name="P24"><text:span text:style-name="T38"/></text:p>
      <text:p text:style-name="P24"><text:span text:style-name="T38"><text:line-break/></text:span><text:line-break/><text:span text:style-name="T7">def </text:span><text:span text:style-name="T11">heapify</text:span><text:span text:style-name="T15">(arr</text:span><text:span text:style-name="T7">, </text:span><text:span text:style-name="T15">n</text:span><text:span text:style-name="T7">, </text:span><text:span text:style-name="T15">i):</text:span><text:line-break/><text:span text:style-name="T15"> <text:s text:c="3"/>minimum = i</text:span><text:line-break/><text:span text:style-name="T15"> <text:s text:c="3"/>l = </text:span><text:span text:style-name="T23">2 </text:span><text:span text:style-name="T15">* i + </text:span><text:span text:style-name="T23">1 <text:s text:c="2"/></text:span><text:span text:style-name="T19"># левый ребенок</text:span><text:line-break/><text:span text:style-name="T19"> <text:s text:c="3"/></text:span><text:span text:style-name="T15">r = </text:span><text:span text:style-name="T23">2 </text:span><text:span text:style-name="T15">* i + </text:span><text:span text:style-name="T23">2 <text:s text:c="2"/></text:span><text:span text:style-name="T19"># правый ребенок</text:span><text:line-break/><text:line-break/><text:span text:style-name="T19"> <text:s/># Проверяем существует ли левый дочерний элемент меньший, чем корень</text:span><text:line-break/><text:line-break/><text:span text:style-name="T19"> <text:s text:c="3"/></text:span><text:span text:style-name="T7">if </text:span><text:span text:style-name="T15">l &lt; n </text:span><text:span text:style-name="T7">and </text:span><text:span text:style-name="T15">arr[i] &gt; arr[l]:</text:span><text:line-break/><text:span text:style-name="T15"> <text:s text:c="7"/>minimum = l</text:span><text:line-break/><text:line-break/><text:span text:style-name="T15"> <text:s text:c="3"/></text:span><text:span text:style-name="T19"># Проверяем существует ли правый дочерний элемент меньший , чем корень</text:span><text:line-break/><text:line-break/><text:span text:style-name="T19"> <text:s text:c="3"/></text:span><text:span text:style-name="T7">if </text:span><text:span text:style-name="T15">r &lt; n </text:span><text:span text:style-name="T7">and </text:span><text:span text:style-name="T15">arr[minimum] &gt; arr[r]:</text:span><text:line-break/><text:span text:style-name="T15"> <text:s text:c="7"/>minimum = r</text:span><text:line-break/><text:line-break/><text:span text:style-name="T15"> <text:s text:c="3"/></text:span><text:span text:style-name="T19"># Заменяем корень, если нужно</text:span><text:line-break/><text:span text:style-name="T19"> <text:s text:c="3"/></text:span><text:span text:style-name="T7">if </text:span><text:span text:style-name="T15">minimum != i:</text:span><text:line-break/><text:span text:style-name="T15"> <text:s text:c="7"/>arr[i]</text:span><text:span text:style-name="T7">,</text:span><text:span text:style-name="T15">arr[minimum] = arr[minimum]</text:span><text:span text:style-name="T7">,</text:span><text:span text:style-name="T15">arr[i]</text:span><text:line-break/><text:line-break/><text:span text:style-name="T15"> <text:s text:c="7"/></text:span><text:span text:style-name="T19"># Применяем heapify к корню</text:span><text:line-break/><text:span text:style-name="T19"> <text:s text:c="7"/></text:span><text:span text:style-name="T15">heapify(arr</text:span><text:span text:style-name="T7">, </text:span><text:span text:style-name="T15">n</text:span><text:span text:style-name="T7">, </text:span><text:span text:style-name="T15">minimum)</text:span><text:line-break/><text:line-break/><text:span text:style-name="T19"># Основная функция для сортировки массива заданного размера</text:span><text:line-break/><text:span text:style-name="T7">def </text:span><text:span text:style-name="T11">heapSort</text:span><text:span text:style-name="T15">(arr): </text:span><text:span text:style-name="T19"># n*log n</text:span><text:line-break/><text:soft-page-break/><text:span text:style-name="T19"> <text:s text:c="3"/></text:span><text:span text:style-name="T15">n = </text:span><text:span text:style-name="T27">len</text:span><text:span text:style-name="T15">(arr)</text:span><text:line-break/><text:line-break/><text:span text:style-name="T15"> <text:s text:c="3"/></text:span><text:span text:style-name="T19"># Построение max-heap.</text:span><text:line-break/><text:span text:style-name="T19"> <text:s text:c="3"/></text:span><text:span text:style-name="T7">for </text:span><text:span text:style-name="T15">i </text:span><text:span text:style-name="T7">in </text:span><text:span text:style-name="T27">range</text:span><text:span text:style-name="T15">(n</text:span><text:span text:style-name="T7">, </text:span><text:span text:style-name="T15">-</text:span><text:span text:style-name="T23">1</text:span><text:span text:style-name="T7">, </text:span><text:span text:style-name="T15">-</text:span><text:span text:style-name="T23">1</text:span><text:span text:style-name="T15">):</text:span><text:line-break/><text:span text:style-name="T15"> <text:s text:c="7"/>heapify(arr</text:span><text:span text:style-name="T7">, </text:span><text:span text:style-name="T15">n</text:span><text:span text:style-name="T7">, </text:span><text:span text:style-name="T15">i)</text:span><text:line-break/><text:line-break/><text:span text:style-name="T15"> <text:s text:c="7"/></text:span><text:span text:style-name="T19"># Один за другим извлекаем элементы</text:span><text:line-break/><text:span text:style-name="T19"> <text:s text:c="3"/></text:span><text:span text:style-name="T7">for </text:span><text:span text:style-name="T15">i </text:span><text:span text:style-name="T7">in </text:span><text:span text:style-name="T27">range</text:span><text:span text:style-name="T15">(n - </text:span><text:span text:style-name="T23">1</text:span><text:span text:style-name="T7">, </text:span><text:span text:style-name="T23">0</text:span><text:span text:style-name="T7">, </text:span><text:span text:style-name="T15">-</text:span><text:span text:style-name="T23">1</text:span><text:span text:style-name="T15">):</text:span><text:line-break/><text:span text:style-name="T15"> <text:s text:c="7"/>arr[i]</text:span><text:span text:style-name="T7">, </text:span><text:span text:style-name="T15">arr[</text:span><text:span text:style-name="T23">0</text:span><text:span text:style-name="T15">] = arr[</text:span><text:span text:style-name="T23">0</text:span><text:span text:style-name="T15">]</text:span><text:span text:style-name="T7">, </text:span><text:span text:style-name="T15">arr[i]</text:span><text:line-break/><text:span text:style-name="T15"> <text:s text:c="7"/>heapify(arr</text:span><text:span text:style-name="T7">, </text:span><text:span text:style-name="T15">i</text:span><text:span text:style-name="T7">, </text:span><text:span text:style-name="T23">0</text:span><text:span text:style-name="T15">)</text:span><text:line-break/><text:line-break/><text:span text:style-name="T15">f <text:s/>= </text:span><text:span text:style-name="T27">open</text:span><text:span text:style-name="T15">(</text:span><text:span text:style-name="T31">'input'</text:span><text:span text:style-name="T15">)</text:span><text:line-break/><text:span text:style-name="T15">f.readline()</text:span><text:line-break/><text:line-break/><text:span text:style-name="T15">arr = </text:span><text:span text:style-name="T27">list</text:span><text:span text:style-name="T15">(</text:span><text:span text:style-name="T27">map</text:span><text:span text:style-name="T15">(</text:span><text:span text:style-name="T27">int</text:span><text:span text:style-name="T7">, </text:span><text:span text:style-name="T15">f.readline().split()))</text:span><text:line-break/><text:span text:style-name="T15">heapSort(arr)</text:span><text:line-break/><text:span text:style-name="T15">n = </text:span><text:span text:style-name="T27">len</text:span><text:span text:style-name="T15">(arr)</text:span><text:line-break/><text:span text:style-name="T15">file = </text:span><text:span text:style-name="T27">open</text:span><text:span text:style-name="T15">(</text:span><text:span text:style-name="T31">'output'</text:span><text:span text:style-name="T7">, </text:span><text:span text:style-name="T31">'w'</text:span><text:span text:style-name="T15">)</text:span><text:line-break/><text:line-break/><text:span text:style-name="T7">for </text:span><text:span text:style-name="T15">i </text:span><text:span text:style-name="T7">in </text:span><text:span text:style-name="T27">range</text:span><text:span text:style-name="T15">(n):</text:span><text:line-break/><text:span text:style-name="T15"> <text:s text:c="3"/>file.write(</text:span><text:span text:style-name="T27">str</text:span><text:span text:style-name="T15">(arr[i])+</text:span><text:span text:style-name="T31">' '</text:span><text:span text:style-name="T15">)</text:span><text:line-break/></text:p>
      <text:p text:style-name="P24"><text:span text:style-name="T3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/>
    <style:font-face style:name="Lohit Devanagari2" svg:font-family="'Lohit Devanagari'"/>
    <style:font-face style:name="Times New Roman" svg:font-family="'Times New Roman'"/>
    <style:font-face style:name="Times new roman" svg:font-family="'Times new roman'" style:font-family-generic="roman"/>
    <style:font-face style:name="JetBrains Mono1" svg:font-family="'JetBrains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Обычный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бъект_20_без_20_заливки" style:display-name="Объект без заливки" style:family="paragraph" style:parent-style-name="Обычный" style:default-outline-level=""/>
    <style:style style:name="Объект_20_без_20_заливки_20_и_20_линий" style:display-name="Объект без заливки и линий" style:family="paragraph" style:parent-style-name="Обычный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64_7e_LT_7e_Gliederung_20_1" style:display-name="master-page64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64_7e_LT_7e_Gliederung_20_2" style:display-name="master-page64~LT~Gliederung 2" style:family="paragraph" style:parent-style-name="master-page64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64_7e_LT_7e_Gliederung_20_3" style:display-name="master-page64~LT~Gliederung 3" style:family="paragraph" style:parent-style-name="master-page64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64_7e_LT_7e_Gliederung_20_4" style:display-name="master-page64~LT~Gliederung 4" style:family="paragraph" style:parent-style-name="master-page64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5" style:display-name="master-page64~LT~Gliederung 5" style:family="paragraph" style:parent-style-name="master-page64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6" style:display-name="master-page64~LT~Gliederung 6" style:family="paragraph" style:parent-style-name="master-page64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7" style:display-name="master-page64~LT~Gliederung 7" style:family="paragraph" style:parent-style-name="master-page64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8" style:display-name="master-page64~LT~Gliederung 8" style:family="paragraph" style:parent-style-name="master-page64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9" style:display-name="master-page64~LT~Gliederung 9" style:family="paragraph" style:parent-style-name="master-page64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Titel" style:display-name="master-page64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64_7e_LT_7e_Untertitel" style:display-name="master-page64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64_7e_LT_7e_Notizen" style:display-name="master-page64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64_7e_LT_7e_Hintergrundobjekte" style:display-name="master-page64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64_7e_LT_7e_Hintergrund" style:display-name="master-page64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6_7e_LT_7e_Gliederung_20_1" style:display-name="master-page36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6_7e_LT_7e_Gliederung_20_2" style:display-name="master-page36~LT~Gliederung 2" style:family="paragraph" style:parent-style-name="master-page36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6_7e_LT_7e_Gliederung_20_3" style:display-name="master-page36~LT~Gliederung 3" style:family="paragraph" style:parent-style-name="master-page36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6_7e_LT_7e_Gliederung_20_4" style:display-name="master-page36~LT~Gliederung 4" style:family="paragraph" style:parent-style-name="master-page36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5" style:display-name="master-page36~LT~Gliederung 5" style:family="paragraph" style:parent-style-name="master-page36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6" style:display-name="master-page36~LT~Gliederung 6" style:family="paragraph" style:parent-style-name="master-page36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7" style:display-name="master-page36~LT~Gliederung 7" style:family="paragraph" style:parent-style-name="master-page36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8" style:display-name="master-page36~LT~Gliederung 8" style:family="paragraph" style:parent-style-name="master-page36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9" style:display-name="master-page36~LT~Gliederung 9" style:family="paragraph" style:parent-style-name="master-page36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Titel" style:display-name="master-page36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6_7e_LT_7e_Untertitel" style:display-name="master-page36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6_7e_LT_7e_Notizen" style:display-name="master-page36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6_7e_LT_7e_Hintergrundobjekte" style:display-name="master-page36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6_7e_LT_7e_Hintergrund" style:display-name="master-page36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45_7e_LT_7e_Gliederung_20_1" style:display-name="master-page45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45_7e_LT_7e_Gliederung_20_2" style:display-name="master-page45~LT~Gliederung 2" style:family="paragraph" style:parent-style-name="master-page45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5_7e_LT_7e_Gliederung_20_3" style:display-name="master-page45~LT~Gliederung 3" style:family="paragraph" style:parent-style-name="master-page45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5_7e_LT_7e_Gliederung_20_4" style:display-name="master-page45~LT~Gliederung 4" style:family="paragraph" style:parent-style-name="master-page45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_7e_LT_7e_Gliederung_20_5" style:display-name="master-page45~LT~Gliederung 5" style:family="paragraph" style:parent-style-name="master-page45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_7e_LT_7e_Gliederung_20_6" style:display-name="master-page45~LT~Gliederung 6" style:family="paragraph" style:parent-style-name="master-page45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_7e_LT_7e_Gliederung_20_7" style:display-name="master-page45~LT~Gliederung 7" style:family="paragraph" style:parent-style-name="master-page45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_7e_LT_7e_Gliederung_20_8" style:display-name="master-page45~LT~Gliederung 8" style:family="paragraph" style:parent-style-name="master-page45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_7e_LT_7e_Gliederung_20_9" style:display-name="master-page45~LT~Gliederung 9" style:family="paragraph" style:parent-style-name="master-page45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_7e_LT_7e_Titel" style:display-name="master-page45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45_7e_LT_7e_Untertitel" style:display-name="master-page45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45_7e_LT_7e_Notizen" style:display-name="master-page45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45_7e_LT_7e_Hintergrundobjekte" style:display-name="master-page45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45_7e_LT_7e_Hintergrund" style:display-name="master-page45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21:18:33.455270236</meta:creation-date>
    <dc:date>2021-12-06T20:47:10.415240508</dc:date>
    <meta:editing-duration>PT3H7M13S</meta:editing-duration>
    <meta:editing-cycles>26</meta:editing-cycles>
    <meta:generator>LibreOffice/6.4.7.2$Linux_X86_64 LibreOffice_project/40$Build-2</meta:generator>
    <meta:document-statistic meta:table-count="0" meta:image-count="0" meta:object-count="0" meta:page-count="6" meta:paragraph-count="20" meta:word-count="631" meta:character-count="4151" meta:non-whitespace-character-count="2920"/>
  </office:meta>
</office:document-meta>
</file>